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1dff2e" officeooo:paragraph-rsid="002116fc" style:font-size-asian="11pt" style:font-size-complex="11pt"/>
    </style:style>
    <style:style style:name="P2" style:family="paragraph" style:parent-style-name="Standard">
      <style:text-properties style:font-name="Liberation Mono" fo:font-size="11pt" officeooo:paragraph-rsid="002116f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1dff2e" officeooo:paragraph-rsid="002116fc" style:font-size-asian="11pt" style:font-size-complex="11pt"/>
    </style:style>
    <style:style style:name="P4" style:family="paragraph" style:parent-style-name="Standard" style:list-style-name="L1">
      <style:text-properties officeooo:paragraph-rsid="002116fc"/>
    </style:style>
    <style:style style:name="P5" style:family="paragraph" style:parent-style-name="Standard" style:list-style-name="L1">
      <style:text-properties style:font-name="Liberation Serif" fo:font-size="11pt" officeooo:rsid="001e43c7" officeooo:paragraph-rsid="002116fc" style:font-size-asian="11pt" style:font-size-complex="11pt"/>
    </style:style>
    <style:style style:name="P6" style:family="paragraph" style:parent-style-name="Standard" style:list-style-name="L1">
      <style:text-properties style:font-name="Liberation Serif" fo:font-size="11pt" officeooo:rsid="001dff2e" officeooo:paragraph-rsid="002116fc" style:font-size-asian="11pt" style:font-size-complex="11pt"/>
    </style:style>
    <style:style style:name="P7" style:family="paragraph" style:parent-style-name="Standard" style:list-style-name="L1">
      <style:text-properties style:font-name="Liberation Serif" fo:font-size="11pt" style:text-underline-style="none" officeooo:rsid="002116fc" officeooo:paragraph-rsid="002116fc" style:font-size-asian="11pt" style:font-size-complex="11pt"/>
    </style:style>
    <style:style style:name="P8" style:family="paragraph" style:parent-style-name="Standard">
      <style:text-properties style:font-name="Liberation Mono" fo:font-size="11pt" officeooo:paragraph-rsid="002116fc" style:font-size-asian="11pt" style:font-size-complex="11pt"/>
    </style:style>
    <style:style style:name="P9" style:family="paragraph" style:parent-style-name="Standard">
      <style:text-properties style:font-name="Liberation Mono" fo:font-size="11pt" officeooo:paragraph-rsid="0025a470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1pt" officeooo:rsid="001e43c7" style:font-size-asian="11pt" style:font-size-complex="11pt"/>
    </style:style>
    <style:style style:name="T3" style:family="text">
      <style:text-properties style:font-name="Liberation Mono" fo:font-size="11pt" style:font-size-asian="11pt" style:font-size-complex="11pt"/>
    </style:style>
    <style:style style:name="T4" style:family="text">
      <style:text-properties officeooo:rsid="001fc453"/>
    </style:style>
    <style:style style:name="T5" style:family="text">
      <style:text-properties officeooo:rsid="0025a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<text:span text:style-name="T4">Programme d’introduction</text:span> VERSION 1</text:p>
      <text:p text:style-name="P2"/>
      <text:p text:style-name="P2">print("hello world") <text:s/># voir wikipedia</text:p>
      <text:p text:style-name="P2"/>
      <text:p text:style-name="P2">age = 14 <text:s text:c="2"/># affectation de 14 à la variable age</text:p>
      <text:p text:style-name="P2">print("votre age", age)</text:p>
      <text:p text:style-name="P2"/>
      <text:p text:style-name="P2">age_bin = bin(age) <text:s text:c="3"/># appel de la fonction</text:p>
      <text:p text:style-name="P2"><text:s text:c="22"/># bin avec pour argument</text:p>
      <text:p text:style-name="P2"><text:s text:c="22"/># la variable age</text:p>
      <text:p text:style-name="P2">print("votre age en binaire", age_bin) <text:s text:c="19"/></text:p>
      <text:p text:style-name="P2"/>
      <text:p text:style-name="P2">print(type(age), type(age_bin))</text:p>
      <text:p text:style-name="P2"># inspection des types:</text:p>
      <text:p text:style-name="P2"># int pour integer (nombre entier)</text:p>
      <text:p text:style-name="P2"># str pour string (chaine de caractères)</text:p>
      <text:p text:style-name="P2"/>
      <text:p text:style-name="P2"/>
      <text:p text:style-name="P2"/>
      <text:p text:style-name="P1"># <text:span text:style-name="T4">Programme d’introduction </text:span>VERSION 2</text:p>
      <text:p text:style-name="P2"/>
      <text:p text:style-name="P2">print("tapez votre age SVP")</text:p>
      <text:p text:style-name="P2">age_txt = input() <text:s text:c="3"/># appel de fonction</text:p>
      <text:p text:style-name="P2"><text:s text:c="21"/># sans arg<text:span text:style-name="T5">ument</text:span></text:p>
      <text:p text:style-name="P2">print(type(age_txt))<text:span text:style-name="T5"> <text:s text:c="3"/># inspection de la valeur</text:span></text:p>
      <text:p text:style-name="P2">age = int(age_txt, 10)<text:span text:style-name="T5"> <text:s/># conversion str -&gt; int</text:span></text:p>
      <text:p text:style-name="P2">print("votre age", age)</text:p>
      <text:p text:style-name="P2"/>
      <text:p text:style-name="P2">age_bin = bin(age) <text:s/># appel de la fonction</text:p>
      <text:p text:style-name="P2"><text:s text:c="20"/># bin avec pour argument</text:p>
      <text:p text:style-name="P2"><text:s text:c="20"/># la variable age</text:p>
      <text:p text:style-name="P2">print("votre age en binaire", age_bin)</text:p>
      <text:p text:style-name="P2"/>
      <text:p text:style-name="P2"/>
      <text:p text:style-name="P3">Retenir :</text:p>
      <text:p text:style-name="P3"/>
      <text:list xml:id="list1919610125" text:style-name="L1">
        <text:list-item>
          <text:p text:style-name="P5">le caractère # indique un <text:span text:style-name="T1">commentaire</text:span> sur le reste de la ligne</text:p>
        </text:list-item>
        <text:list-item>
          <text:p text:style-name="P6">pour <text:span text:style-name="T1">appeler une fonction</text:span>, on tape son nom puis des parenthèses</text:p>
        </text:list-item>
        <text:list-item>
          <text:p text:style-name="P6">les <text:span text:style-name="T1">arguments</text:span> à cet appel de fonction se mettent dans les parenthèses</text:p>
        </text:list-item>
        <text:list-item>
          <text:p text:style-name="P5">une fonction peut admettre aucun argument, ou un seul, ou plusieurs,</text:p>
          <text:p text:style-name="P4"><text:span text:style-name="T2">ou même un nombre variable d’arguments (comme </text:span><text:span text:style-name="T3">print</text:span><text:span text:style-name="T2">)</text:span></text:p>
        </text:list-item>
        <text:list-item>
          <text:p text:style-name="P5">le caractère = réalise une <text:span text:style-name="T1">affectation</text:span> d’une valeur à une <text:span text:style-name="T1">variable</text:span></text:p>
        </text:list-item>
        <text:list-item>
          <text:p text:style-name="P7">la première affectation sur une variable est appelée <text:span text:style-name="T1">initialisation</text:span></text:p>
        </text:list-item>
      </text:list>
      <text:p text:style-name="P1"># <text:span text:style-name="T4">Programme d’introduction</text:span> VERSION 1</text:p>
      <text:p text:style-name="P2"/>
      <text:p text:style-name="P2">print("hello world") <text:s/># voir wikipedia</text:p>
      <text:p text:style-name="P2"/>
      <text:p text:style-name="P2">age = 14 <text:s text:c="2"/># affectation de 14 à la variable age</text:p>
      <text:p text:style-name="P2">print("votre age", age)</text:p>
      <text:p text:style-name="P2"/>
      <text:p text:style-name="P2">age_bin = bin(age) <text:s text:c="3"/># appel de la fonction</text:p>
      <text:p text:style-name="P2"><text:s text:c="22"/># bin avec pour argument</text:p>
      <text:p text:style-name="P2"><text:s text:c="22"/># la variable age</text:p>
      <text:p text:style-name="P2">print("votre age en binaire", age_bin) <text:s text:c="19"/></text:p>
      <text:p text:style-name="P2"/>
      <text:p text:style-name="P2">print(type(age), type(age_bin))</text:p>
      <text:p text:style-name="P2"># inspection des types:</text:p>
      <text:p text:style-name="P2"># int pour integer (nombre entier)</text:p>
      <text:p text:style-name="P2"># str pour string (chaine de caractères)</text:p>
      <text:p text:style-name="P2"/>
      <text:p text:style-name="P2"/>
      <text:p text:style-name="P2"/>
      <text:p text:style-name="P1"># <text:span text:style-name="T4">Programme d’introduction </text:span>VERSION 2</text:p>
      <text:p text:style-name="P2"/>
      <text:p text:style-name="P2">print("tapez votre age SVP")</text:p>
      <text:p text:style-name="P9">age_txt = input() <text:s text:c="3"/># appel de fonction</text:p>
      <text:p text:style-name="P9"><text:s text:c="21"/># sans arg<text:span text:style-name="T5">ument</text:span></text:p>
      <text:p text:style-name="P9">print(type(age_txt))<text:span text:style-name="T5"> <text:s text:c="3"/># inspection de la valeur</text:span></text:p>
      <text:p text:style-name="P9">age = int(age_txt, 10)<text:span text:style-name="T5"> <text:s/># conversion str -&gt; int</text:span></text:p>
      <text:p text:style-name="P2">print("votre age", age)</text:p>
      <text:p text:style-name="P2"/>
      <text:p text:style-name="P2">age_bin = bin(age) <text:s/># appel de la fonction</text:p>
      <text:p text:style-name="P2"><text:s text:c="20"/># bin avec pour argument</text:p>
      <text:p text:style-name="P2"><text:s text:c="20"/># la variable age</text:p>
      <text:p text:style-name="P2">print("votre age en binaire", age_bin)</text:p>
      <text:p text:style-name="P2"/>
      <text:p text:style-name="P2"/>
      <text:p text:style-name="P3">Retenir :</text:p>
      <text:p text:style-name="P3"/>
      <text:list xml:id="list93207248964072" text:continue-numbering="true" text:style-name="L1">
        <text:list-item>
          <text:p text:style-name="P5">le caractère # indique un <text:span text:style-name="T1">commentaire</text:span> sur le reste de la ligne</text:p>
        </text:list-item>
        <text:list-item>
          <text:p text:style-name="P6">pour <text:span text:style-name="T1">appeler une fonction</text:span>, on tape son nom puis des parenthèses</text:p>
        </text:list-item>
        <text:list-item>
          <text:p text:style-name="P6">les <text:span text:style-name="T1">arguments</text:span> à cet appel de fonction se mettent dans les parenthèses</text:p>
        </text:list-item>
        <text:list-item>
          <text:p text:style-name="P5">une fonction peut admettre aucun argument, ou un seul, ou plusieurs,</text:p>
          <text:p text:style-name="P4"><text:span text:style-name="T2">ou même un nombre variable d’arguments (comme </text:span><text:span text:style-name="T3">print</text:span><text:span text:style-name="T2">)</text:span></text:p>
        </text:list-item>
        <text:list-item>
          <text:p text:style-name="P5">le caractère = réalise une <text:span text:style-name="T1">affectation</text:span> d’une valeur à une <text:span text:style-name="T1">variable</text:span></text:p>
        </text:list-item>
        <text:list-item>
          <text:p text:style-name="P7">la première affectation sur une variable est appelée <text:span text:style-name="T1">initialis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6T08:47:38.201000000</meta:creation-date>
    <dc:date>2024-09-08T09:32:06.540665628</dc:date>
    <meta:editing-duration>PT1H9M41S</meta:editing-duration>
    <meta:editing-cycles>9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62" meta:word-count="414" meta:character-count="2686" meta:non-whitespace-character-count="2070"/>
  </office:meta>
</office:document-meta>
</file>